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hmer OS System1" svg:font-family="'Khmer OS System'"/>
    <style:font-face style:name="Liberation Serif" svg:font-family="'Liberation Serif'" style:font-family-generic="roman" style:font-pitch="variable"/>
    <style:font-face style:name="Liberation Sans" svg:font-family="'Liberation Sans'" style:font-family-generic="swiss" style:font-pitch="variable"/>
    <style:font-face style:name="Khmer OS System" svg:font-family="'Khmer OS Syste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447f"/>
    </style:style>
    <style:style style:name="P2" style:family="paragraph" style:parent-style-name="Standard">
      <style:text-properties officeooo:rsid="001543bf" officeooo:paragraph-rsid="001543bf"/>
    </style:style>
    <style:style style:name="P3" style:family="paragraph" style:parent-style-name="Standard">
      <style:text-properties officeooo:rsid="001543bf" officeooo:paragraph-rsid="0017d30d"/>
    </style:style>
    <style:style style:name="P4" style:family="paragraph" style:parent-style-name="Standard">
      <style:text-properties officeooo:rsid="001578ce" officeooo:paragraph-rsid="001578ce"/>
    </style:style>
    <style:style style:name="P5" style:family="paragraph" style:parent-style-name="Standard">
      <style:text-properties officeooo:rsid="00167a1a" officeooo:paragraph-rsid="00167a1a"/>
    </style:style>
    <style:style style:name="P6" style:family="paragraph" style:parent-style-name="Standard">
      <style:text-properties officeooo:rsid="0017d30d" officeooo:paragraph-rsid="0017d30d"/>
    </style:style>
    <style:style style:name="P7" style:family="paragraph" style:parent-style-name="Standard">
      <style:text-properties officeooo:rsid="0018d379" officeooo:paragraph-rsid="0018d379"/>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rsid="001543bf" officeooo:paragraph-rsid="001543bf"/>
    </style:style>
    <style:style style:name="T1" style:family="text">
      <style:text-properties officeooo:rsid="000fb95a"/>
    </style:style>
    <style:style style:name="T2" style:family="text">
      <style:text-properties officeooo:rsid="000ff947"/>
    </style:style>
    <style:style style:name="T3" style:family="text">
      <style:text-properties officeooo:rsid="00131575"/>
    </style:style>
    <style:style style:name="T4" style:family="text">
      <style:text-properties officeooo:rsid="0013447f"/>
    </style:style>
    <style:style style:name="T5" style:family="text">
      <style:text-properties officeooo:rsid="0013a7aa"/>
    </style:style>
    <style:style style:name="T6" style:family="text">
      <style:text-properties officeooo:rsid="001578ce"/>
    </style:style>
    <style:style style:name="T7" style:family="text">
      <style:text-properties officeooo:rsid="00167a1a"/>
    </style:style>
    <style:style style:name="T8" style:family="text">
      <style:text-properties style:text-position="super 58%"/>
    </style:style>
    <style:style style:name="T9" style:family="text">
      <style:text-properties style:text-position="0% 100%"/>
    </style:style>
    <style:style style:name="T10" style:family="text">
      <style:text-properties officeooo:rsid="0017d30d"/>
    </style:style>
    <style:style style:name="T11" style:family="text">
      <style:text-properties officeooo:rsid="0018d379"/>
    </style:style>
    <style:style style:name="T12" style:family="text">
      <style:text-properties officeooo:rsid="0018ec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glish below]</text:p>
      <text:p text:style-name="Standard"/>
      <text:p text:style-name="Standard">សួស្តី<text:span text:style-name="T1">​</text:span> APDSA Annual Congress Participants ទាំងអស់<text:span text:style-name="T1">​</text:span>គ្នា</text:p>
      <text:p text:style-name="Standard"/>
      <text:p text:style-name="Standard">ពួក<text:span text:style-name="T1">​</text:span>យើង<text:span text:style-name="T1">​</text:span>ពិត<text:span text:style-name="T1">​</text:span>ជា<text:span text:style-name="T1">​</text:span>រំភើប<text:span text:style-name="T1">​</text:span>រីករាយ<text:span text:style-name="T1">​</text:span>ជាមួយ<text:span text:style-name="T1">​</text:span>ការ<text:span text:style-name="T1">​</text:span>ប្រកាស<text:span text:style-name="T1">​</text:span>ជា<text:span text:style-name="T1">​</text:span>ផ្លូវការ<text:span text:style-name="T1">​</text:span>អំពី<text:span text:style-name="T1">​</text:span>កម្មវិធី<text:span text:style-name="T1">​</text:span>ប្រកួត<text:span text:style-name="T1">​</text:span>របស់ APDSA Annual Congress Cambodia 2020 សម្រាប់ Participants ទាំងអស់<text:span text:style-name="T1"> </text:span>។ នេះ<text:span text:style-name="T1">​</text:span>គឺ<text:span text:style-name="T1">​</text:span>ជា<text:span text:style-name="T1">​</text:span>ការ<text:span text:style-name="T1">​</text:span>ប្រកួត<text:span text:style-name="T1">​</text:span>ដ៏<text:span text:style-name="T1">​</text:span>អស្ចារ្យ<text:span text:style-name="T1">​</text:span>មួយ<text:span text:style-name="T1">​</text:span> សម្រាប់<text:span text:style-name="T1">​</text:span>និស្សិត<text:span text:style-name="T1">​</text:span>ទន្តសាស្ត្រ<text:span text:style-name="T1">​</text:span>ក្នុង<text:span text:style-name="T1">​</text:span>ការ<text:span text:style-name="T1">​</text:span>ស្វែង<text:span text:style-name="T1">​</text:span>រក បទពិសោធន៍<text:span text:style-name="T1">​</text:span>ថ្មីៗ<text:span text:style-name="T1">​</text:span>ក្នុង<text:span text:style-name="T1">​</text:span>ការ<text:span text:style-name="T1">​</text:span>ប្រកួត<text:span text:style-name="T1">​</text:span>ជា<text:span text:style-name="T1">​</text:span>លក្ខណ<text:span text:style-name="T1">ៈ​</text:span>អន្តរជាតិ<text:span text:style-name="T1"> ។</text:span></text:p>
      <text:p text:style-name="Standard"/>
      <text:p text:style-name="Standard">==========================================</text:p>
      <text:p text:style-name="Standard">Dear all APDSA Annual Congress Participants,</text:p>
      <text:p text:style-name="Standard"/>
      <text:p text:style-name="Standard">We are excited to announce to you that APDSA Annual Congress Cambodia 2020 will be opened for all Asia Pacific Dental Students to join a competition called “Dental Quiz”. This is the golden opportunity for all dental students to experience yourself in an international competition and to unlock your potentials. You are greater than you think!</text:p>
      <text:p text:style-name="Standard"/>
      <text:p text:style-name="Standard">..............................................................................................................................</text:p>
      <text:p text:style-name="Standard">More info: https://apdsacambodia.com/congress-information/</text:p>
      <text:p text:style-name="Standard"/>
      <text:p text:style-name="Standard"/>
      <text:p text:style-name="Standard"/>
      <text:p text:style-name="P9">[English below]</text:p>
      <text:p text:style-name="P2"/>
      <text:p text:style-name="P2">ឈ្នះ​ ឬ​ចាញ់​មិន​សំខាន់​ អ្វី​ ដែល​សំខាន់​គឺ ប្រឹង​ឲ្យ​អស់​ពី​សមត្ថភាព ។</text:p>
      <text:p text:style-name="P2"/>
      <text:p text:style-name="P2">Dental Quiz គឺ​ជា​ផ្នែក​មួយ​ នៃ APDSA Annual Congress ដែល​ត្រូវ​បាន​បង្កើត​ឡើង​ដើម្បី​វាយ​តម្លៃ​ការ​យល់​ដឹង​របស់​អ្នក​ចូលរួម​ ទៅ​លើ Lectures ដែល​បាន​បក​ស្រាយ​ដោយ​ Speakers ចាប់​ពី​ថ្ងៃ​ដំបូង​នៃ​កម្មវិធី <text:span text:style-name="T11">និង​</text:span>ក្នុង​គោល​បំណង​ដើម្បី​លើក​ទឹក​ចិត្ត​អ្នក​ចូលរួម​ ពង្រឹង​ជំនាញ​ធ្វើ​រោគ​វិនិច្ឆ័យ​ ក៏​ដូច​ជា​អនុញ្ញាត​ឲ្យ​ពួក​គេ​ជជែក ពិភាក្សា និង​ធ្វើការ​ប្រកួតប្រជែង​ក្នុង Debate session ជ<text:span text:style-name="T6">ា​លក្ខណៈ​</text:span>អន្តរជាតិ​ផង​ដែរ ។ Session នេះ​នឹង​<text:span text:style-name="T6">ផ្ដល់​</text:span><text:span text:style-name="T12">ឲ្យ</text:span><text:span text:style-name="T6">​អ្នក​ចូល​រួម​នូវ​ចំណេះ​ដឹង​ ព្រម​ទាំង​ភាព​សប្បាយ​រីករាយ​ស្រប​ពេល​ជាមួយ​គ្នា ។ </text:span></text:p>
      <text:p text:style-name="P2"/>
      <text:p text:style-name="P4">Dental Quiz <text:span text:style-name="T12">Session</text:span>នឹង​ចាប់​ផ្ដើម​នៅ​ ថ្ងៃ​ទី២៩ ខែ​សីហា ឆ្នាំ២០២១ ចាប់​ពី​ម៉ោង <text:span text:style-name="T7">៨:៣០ ដល់​ម៉ោង ១១:៣០ </text:span><text:span text:style-name="T12">នាទី​ </text:span><text:span text:style-name="T7">ព្រឹក</text:span><text:span text:style-name="T10"> ។</text:span></text:p>
      <text:p text:style-name="P4"/>
      <text:p text:style-name="P3"><text:span text:style-name="T6">លក្ខខណ្ឌ​ចូល​រួម​លេង</text:span><text:span text:style-name="T10"> ៖</text:span></text:p>
      <text:p text:style-name="P3"><text:span text:style-name="T6">- </text:span><text:span text:style-name="T10">ចុះ​ឈ្មោះ​ជា​</text:span><text:span text:style-name="T6">ក្រុម​ </text:span><text:span text:style-name="T10">(ក្នុង​ ១ ក្រុម</text:span><text:span text:style-name="T11">​ </text:span><text:span text:style-name="T10">មាន​</text:span><text:span text:style-name="T6">សមាជិក​ ៣ នាក់</text:span><text:span text:style-name="T10">)</text:span><text:span text:style-name="T6"> </text:span></text:p>
      <text:p text:style-name="P4">- <text:span text:style-name="T10">សមាជិក​ក្រុម​</text:span><text:span text:style-name="T11">ម្នាក់ៗ​</text:span><text:span text:style-name="T7">ត្រូវ​តែ​មក​ពី​សាកលវិទ្យាល័យ​ ដែល​ជា​ដៃ​គូ​របស់ APDSA</text:span></text:p>
      <text:p text:style-name="P5">- <text:span text:style-name="T10">សមាជិក​ក្រុម​</text:span><text:span text:style-name="T11">ម្នាក់</text:span>​<text:span text:style-name="T11">ៗ​</text:span>ត្រូវ​តែ​បាន​ register <text:span text:style-name="T11">ចូលរួម </text:span>the 47<text:span text:style-name="T8">th</text:span> APDSA Annual Congress, Cambodia រួចរាល់ ។</text:p>
      <text:p text:style-name="P5"/>
      <text:p text:style-name="P6"><text:span text:style-name="T11">ចុះ​ឈ្មោះ</text:span>​<text:span text:style-name="T11">ចូលរួម</text:span> Dental Quiz Competition ៖ <text:a xlink:type="simple" xlink:href="https://apdsacambodia.com/dental-quiz-registration-form/" text:style-name="Internet_20_link" text:visited-style-name="Visited_20_Internet_20_Link">https://apdsacambodia.com/dental-quiz-registration-form/</text:a></text:p>
      <text:p text:style-name="P6"/>
      <text:p text:style-name="P5">===========</text:p>
      <text:p text:style-name="P5"/>
      <text:p text:style-name="P5">Dental Quiz session is a part of APDSA Annual Congress, which was established to assess the participants’ understanding on the previous lectures, given by the speakers from Day-1, to encourage the participants to improve their diagnostic skill as well as to let them make challenge<text:span text:style-name="T10">s on debate sessions on the international stages. This session will definitely be full of fun and excitement. In order to join the games, the participants are required to form a group of 3 people at their preference and fill the form be</text:span><text:span text:style-name="T11">low.</text:span></text:p>
      <text:p text:style-name="P5"/>
      <text:p text:style-name="P7">More about Dental Quiz:</text:p>
      <text:p text:style-name="P7">- Competition Date: 29<text:span text:style-name="T8">th</text:span> August 2021</text:p>
      <text:p text:style-name="P7">- Time: From 8:30am to 11:30am</text:p>
      <text:p text:style-name="P7">- Participants must be from APDSA Membership University</text:p>
      <text:p text:style-name="P7">- Participants must completed APDSA Annual Congress Registration</text:p>
      <text:p text:style-name="P7"/>
      <text:p text:style-name="P7">Register for Dental Quiz Competition: <text:a xlink:type="simple" xlink:href="https://apdsacambodia.com/dental-quiz-registration-form/" text:style-name="Internet_20_link" text:visited-style-name="Visited_20_Internet_20_Link"><text:span text:style-name="T10">https://apdsacambodia.com/dental-quiz-registration-form/</text:span></text:a></text:p>
      <text:p text:style-name="P7"/>
      <text:p text:style-name="P7">………………………………….</text:p>
      <text:p text:style-name="P8">***Dental Quiz នឹង<text:span text:style-name="T2">​</text:span>ត្រូវ<text:span text:style-name="T2">​</text:span>បាន<text:span text:style-name="T2">​</text:span>រៀបចំ<text:span text:style-name="T2">​</text:span>តាម<text:span text:style-name="T2">​</text:span> Ka<text:span text:style-name="T2">h</text:span>oot និង ZOOM***</text:p>
      <text:p text:style-name="Standard">***Dental Quiz will go through Kahoot and ZOOM</text:p>
      <text:p text:style-name="Standard"/>
      <text:p text:style-name="Standard"/>
      <text:p text:style-name="Standard">[English below]</text:p>
      <text:p text:style-name="Standard"/>
      <text:p text:style-name="Standard">APDSA Annual Congress’s Dental Quiz នឹង​ប្រើប្រាស់ application 2 ដើម្បី<text:span text:style-name="T3">​</text:span>ធ្វើ<text:span text:style-name="T3">​</text:span>កម្រង<text:span text:style-name="T3">​</text:span>សំណួរ<text:span text:style-name="T3">​</text:span>ចាប់<text:span text:style-name="T3">​</text:span>ពី<text:span text:style-name="T3">​</text:span>ដំបូង<text:span text:style-name="T3">​</text:span>រហូត<text:span text:style-name="T3">​</text:span>ដល់<text:span text:style-name="T3">​</text:span>ចប់<text:span text:style-name="T3">​</text:span>កម្មវិធី<text:span text:style-name="T3">​</text:span>គឺ Kahoot និង ZOOM<text:span text:style-name="T3"> </text:span>។</text:p>
      <text:p text:style-name="Standard"/>
      <text:p text:style-name="Standard">Kahoot! គឺ<text:span text:style-name="T3">​</text:span>ជា Platform សំណួរ-ចម្លើយ ដែល<text:span text:style-name="T3">​</text:span>ត្រូវ<text:span text:style-name="T3">​</text:span>បាន<text:span text:style-name="T3">​</text:span>ដាក់<text:span text:style-name="T3">​</text:span>អោយ<text:span text:style-name="T3">​</text:span>ប្រើប្រាស់<text:span text:style-name="T3">​</text:span>នៅ<text:span text:style-name="T3">​</text:span>ជុំ<text:span text:style-name="T3">​</text:span>ទី<text:span text:style-name="T3">​</text:span>១ (MCQ Quiz, Multiple Choice Questions) និង<text:span text:style-name="T3">​</text:span>ជំុ<text:span text:style-name="T3">​</text:span>ទី<text:span text:style-name="T3">​</text:span>២ (សំណួរ<text:span text:style-name="T3">​</text:span>ទាក់ទង<text:span text:style-name="T3">​</text:span>នឹង<text:span text:style-name="T3">​</text:span>ការ<text:span text:style-name="T3">​</text:span>ធ្វើ<text:span text:style-name="T3">​</text:span>រោគ<text:span text:style-name="T3">​</text:span>វិនិច្ឆ័យ<text:span text:style-name="T3">​</text:span></text:p>
      <text:p text:style-name="Standard">ទៅ<text:span text:style-name="T3">​</text:span>លើ<text:span text:style-name="T3">​</text:span> Clinical Case)<text:span text:style-name="T3"> </text:span>។ ភាព<text:span text:style-name="T3">​</text:span>សុក្រឹត និង<text:span text:style-name="T3">​</text:span>រយៈពេល ដែល<text:span text:style-name="T3">​</text:span>បេក្ខជន<text:span text:style-name="T3">​</text:span>ឆ្លើយ<text:span text:style-name="T3">​</text:span>នឹង<text:span text:style-name="T3">​</text:span>ត្រូវ<text:span text:style-name="T3">​</text:span>បាន<text:span text:style-name="T3">​</text:span>គណនា និង<text:span text:style-name="T3">​</text:span>រក្សា<text:span text:style-name="T3">​</text:span>ទុក<text:span text:style-name="T3">​</text:span>ដោយ<text:span text:style-name="T3">​</text:span>ស្វ័យប្រវត្ត<text:span text:style-name="T3">​</text:span>ក្នុងSystem របស់ Kahoot ហើយ<text:span text:style-name="T3">​</text:span>វា<text:span text:style-name="T3">​</text:span>នឹង<text:span text:style-name="T3">​</text:span>ត្រូវ<text:span text:style-name="T3">​</text:span>បាន<text:span text:style-name="T3">​</text:span> Live នៅ<text:span text:style-name="T3">​</text:span>ក្នុង<text:span text:style-name="T3">​</text:span> ZOOM ដើម្បី<text:span text:style-name="T3">​ឲ្យ​</text:span>អ្នក<text:span text:style-name="T3">​</text:span>ចូលរួម<text:span text:style-name="T3">​</text:span>ផ្សេងទៀត<text:span text:style-name="T3">​</text:span>មើល<text:span text:style-name="T3">​</text:span>ឃើញ<text:span text:style-name="T3">​</text:span>ផង<text:span text:style-name="T3">​</text:span>ដែរ<text:span text:style-name="T3"> </text:span>។</text:p>
      <text:p text:style-name="Standard"/>
      <text:p text:style-name="Standard">ការ<text:span text:style-name="T3">​</text:span>ប្រកួតប្រជែង<text:span text:style-name="T3">​</text:span>ចាប់<text:span text:style-name="T3">​</text:span>ពី<text:span text:style-name="T3">​</text:span>ជំុ<text:span text:style-name="T3">​</text:span>ទី<text:span text:style-name="T3">​</text:span>១ ដល់<text:span text:style-name="T3">​</text:span>ជុំ<text:span text:style-name="T3">​</text:span>ទី<text:span text:style-name="T3">​</text:span>៣ នឹង<text:span text:style-name="T3">​</text:span>ត្រូវ<text:span text:style-name="T3">​</text:span>បា<text:span text:style-name="T3">ន​</text:span>បង្ហាញ<text:span text:style-name="T3">​</text:span>តាម<text:span text:style-name="T3">​</text:span>រយៈ<text:span text:style-name="T3">​</text:span> ZOOM<text:span text:style-name="T3"> </text:span>។ ជាពិសេស<text:span text:style-name="T3">​</text:span>វគ្គ<text:span text:style-name="T3">​</text:span>ពាក់<text:span text:style-name="T3">​</text:span>កណ្តាល<text:span text:style-name="T3">​</text:span>ផ្តាច់ព្រ័ត្រ និង Debate sessionដែល<text:span text:style-name="T3">​</text:span>ជា<text:span text:style-name="T3">​</text:span>វគ្គ<text:span text:style-name="T3">​</text:span>ផ្តាច់ព្រ័ត្រ<text:span text:style-name="T3">​</text:span>ក៏<text:span text:style-name="T3">​</text:span>នឹង<text:span text:style-name="T3">​</text:span></text:p>
      <text:p text:style-name="Standard">ត្រូវ<text:span text:style-name="T3">​</text:span>ធ្វើ<text:span text:style-name="T3">​</text:span>ឡើង<text:span text:style-name="T3">​</text:span>ដោយ<text:span text:style-name="T3">​</text:span>ប្រើ<text:span text:style-name="T3">​</text:span>ប្រាស់<text:span text:style-name="T3">​</text:span> ZOOM ដូច<text:span text:style-name="T3">​</text:span>គ្នា<text:span text:style-name="T3"> </text:span>។</text:p>
      <text:p text:style-name="Standard"/>
      <text:p text:style-name="Standard">សម្រាប់<text:span text:style-name="T3">​</text:span>ចម្ងល់<text:span text:style-name="T3">​</text:span> ឬ<text:span text:style-name="T3">​</text:span>ព័ត៌មាន<text:span text:style-name="T3">​</text:span>លំអិត<text:span text:style-name="T3">​</text:span> សូម<text:span text:style-name="T3">​</text:span>ទំនាក់ទំនង<text:span text:style-name="T3">​</text:span>ពួក<text:span text:style-name="T3">​</text:span>យើង<text:span text:style-name="T3">​</text:span>តាមរយៈ<text:span text:style-name="T3"> ៖</text:span></text:p>
      <text:p text:style-name="Standard">Email: academic.ac2020@gail.com</text:p>
      <text:p text:style-name="Standard">Telegram/WhatsApp: (+855) 76 8300 600</text:p>
      <text:p text:style-name="Standard"/>
      <text:p text:style-name="Standard">==========================================</text:p>
      <text:p text:style-name="Standard">APDSA Annual Congress’s Dental Quiz will be using 2 mains (Kahoot &amp; ZOOM) application from the beginning till the end.</text:p>
      <text:p text:style-name="Standard"/>
      <text:p text:style-name="Standard">Kahoot! is a cloud-based quiz platform that we use during Dental Quiz in Round 1 (MCQ quiz, Multiple Choice Questions) and Round 2 (Diagnosis Quiz of Clinical cases). The accuracy and duration of the answers will be calculated automatically in Kahoot scoring system, and it also live on ZOOM for non-competition participants as well.</text:p>
      <text:p text:style-name="Standard"/>
      <text:p text:style-name="Standard">ZOOM, is use for live from Round 1 until Round 3, the final stage of the competition. Especially, in Round 3 both semi-final and final (debate session) are arrang<text:span text:style-name="T3">ing</text:span> for participants to compete in ZOOM.</text:p>
      <text:p text:style-name="Standard"/>
      <text:p text:style-name="Standard">For more detail regarding to Dental Quiz, contact us <text:span text:style-name="T3">via:</text:span></text:p>
      <text:p text:style-name="Standard">Email: academic.ac2020@gmail.com</text:p>
      <text:p text:style-name="Standard">Telegram/WhatsApp: (+855) 76 8300 600</text:p>
      <text:p text:style-name="Standard"/>
      <text:p text:style-name="P8">[English below]</text:p>
      <text:p text:style-name="Standard"/>
      <text:p text:style-name="Standard">អ្នក<text:span text:style-name="T3">​</text:span>ចូលរួម<text:span text:style-name="T3">​</text:span>ទាំងអស់<text:span text:style-name="T3">​</text:span>នឹង<text:span text:style-name="T3">​</text:span>ទទួល<text:span text:style-name="T3">​</text:span>បាន<text:span text:style-name="T3">​</text:span> email មួយ<text:span text:style-name="T3">​</text:span>ក្រោយ<text:span text:style-name="T3">​</text:span>ពេល<text:span text:style-name="T3">​</text:span>បំពេញregister form រួចរាល់ ដែល<text:span text:style-name="T3">​</text:span>ក្នុង<text:span text:style-name="T3">​</text:span> email នោះ<text:span text:style-name="T3">​</text:span>មាន<text:span text:style-name="T3">​</text:span>ព័ត៌មាន<text:span text:style-name="T3">​</text:span>ទាក់ទង<text:span text:style-name="T3">​</text:span>នឹង<text:span text:style-name="T3">​</text:span>លក្ខខណ្ឌ<text:span text:style-name="T3">​</text:span>ក្នុង<text:span text:style-name="T3">​</text:span>ការ<text:span text:style-name="T3">​</text:span>ចូលរួម<text:span text:style-name="T3">​</text:span> Dental Quiz<text:span text:style-name="T3"> </text:span>។ សូម<text:span text:style-name="T3">​</text:span>អាន<text:span text:style-name="T3">​</text:span>ព័ត៌មាន<text:span text:style-name="T3">​</text:span>លំអិត<text:span text:style-name="T3">​</text:span>ទាំងនេះ<text:span text:style-name="T3">​</text:span>មុន<text:span text:style-name="T3">​</text:span>ថ្ងៃ<text:span text:style-name="T3">​</text:span>ចាប់ផ្តើម<text:span text:style-name="T3">​</text:span> competition<text:span text:style-name="T3"> </text:span>។ Link ដើម្បី<text:span text:style-name="T3">​</text:span>ចុច<text:span text:style-name="T3">​</text:span>ចូល<text:span text:style-name="T3">​</text:span>ទៅ<text:span text:style-name="T3">​</text:span>កាន់<text:span text:style-name="T3">​</text:span> competition room នឹង<text:span text:style-name="T3">​</text:span>ត្រូវ<text:span text:style-name="T3">​</text:span>បាន<text:span text:style-name="T3">​</text:span>ផ្ញើរ<text:span text:style-name="T3">​</text:span>ទៅ<text:span text:style-name="T3">​</text:span>កាន់<text:span text:style-name="T3">​</text:span> email របស់<text:span text:style-name="T3">​</text:span>អ្នក<text:span text:style-name="T3">​</text:span>ចូលរួម<text:span text:style-name="T3">​</text:span>ទាំងអស់<text:span text:style-name="T3">​ </text:span>យ៉ាង<text:span text:style-name="T3">​</text:span>ហោច<text:span text:style-name="T3">​</text:span>ណាស់<text:span text:style-name="T3">​ </text:span>៣ ថ្ងៃ<text:span text:style-name="T3">​</text:span>មុន<text:span text:style-name="T3">​</text:span> competition ចាប់<text:span text:style-name="T3">​</text:span>ផ្តើម<text:span text:style-name="T3"> </text:span>។</text:p>
      <text:p text:style-name="Standard"/>
      <text:p text:style-name="Standard">សូម<text:span text:style-name="T3">​</text:span>ចុច Follow Facebook pages របស់ APDSA Annual Congress <text:span text:style-name="T3">ឬ</text:span> APDSA Cambodia និង<text:span text:style-name="T3">​</text:span>ចូល<text:span text:style-name="T3">​</text:span>ទៅ<text:span text:style-name="T3">​</text:span>កាន់<text:span text:style-name="T3">​</text:span> website របស់<text:span text:style-name="T3">​</text:span>ពួក<text:span text:style-name="T3">​</text:span>យើង<text:span text:style-name="T3">​</text:span>ស<text:span text:style-name="T3">ម្រាប់​</text:span>ព័ត៌មាន<text:span text:style-name="T3">​</text:span>បន្ថែម<text:span text:style-name="T3">​</text:span>ទាក់ទង<text:span text:style-name="T3">​</text:span>នឹង<text:span text:style-name="T3">​</text:span> congress<text:span text:style-name="T3"> ។</text:span></text:p>
      <text:p text:style-name="Standard"/>
      <text:p text:style-name="Standard">ជាចុងក្រោយ<text:span text:style-name="T3">​</text:span> សូម<text:span text:style-name="T3">​</text:span><text:span text:style-name="T4">ចូលរួម​អនុវត្តន៍​វិធាន​ការពារ​ </text:span><text:span text:style-name="T5">និង​ទប់ស្កាត់​</text:span><text:span text:style-name="T4">ជម្ងឺ Covid-19 ឲ្យ​បាន​ខ្ជាប់ខ្ជួន ។</text:span></text:p>
      <text:p text:style-name="P1"><text:span text:style-name="T4">ខាង​ក្រោម​នេះ​ជា​</text:span>ស្ថិតិ<text:span text:style-name="T4">​</text:span>ខ្លះៗ<text:span text:style-name="T4">​</text:span>របស់<text:span text:style-name="T4">​</text:span>អង្គការ<text:span text:style-name="T4">​</text:span>សុខភាព<text:span text:style-name="T4">​</text:span>ពិភពលោក<text:span text:style-name="T4">​ទាក់ទិន​នឹង​ Covid-19 ៖</text:span></text:p>
      <text:p text:style-name="P1">https://cdn.who.int/media/docs/default-source/epi-win/covid_update-31-may</text:p>
      <text:p text:style-name="Standard">-2021.pdf?sfvrsn=32d0b8d6_4</text:p>
      <text:p text:style-name="Standard">ជូនពរ<text:span text:style-name="T4">​</text:span>សំណាង<text:span text:style-name="T4">​</text:span>ល្អ<text:span text:style-name="T4">​</text:span> និង<text:span text:style-name="T4">​</text:span>ចៀស<text:span text:style-name="T4">​</text:span>ផុត<text:span text:style-name="T4">​</text:span>ពី<text:span text:style-name="T4">​ជម្ងឺ</text:span> Covid-19 ទាំងអស់<text:span text:style-name="T4">​</text:span>គ្នា<text:span text:style-name="T4"> </text:span>។</text:p>
      <text:p text:style-name="Standard"><text:s/></text:p>
      <text:p text:style-name="Standard">============================================</text:p>
      <text:p text:style-name="Standard"/>
      <text:p text:style-name="Standard">You will be receive register confirmation after you fully fill up the register form. Once you receive the confirmation email, please find the Dental Quiz Guideline and make sure you read it well before the competition day. Link log in to competition room will be send out through your email at least 3days before the competition day.</text:p>
      <text:p text:style-name="Standard"/>
      <text:p text:style-name="Standard">Follow the APDSA Annual Congress or APDSA Cambodia Facebook pages and website for resource and update of our congress.</text:p>
      <text:p text:style-name="Standard"/>
      <text:p text:style-name="Standard">Last but not least, please continue to be cautious about covid-19. Check some statistic for the WHO here: https://cdn.who.int/media/docs/default-source/epi-win/covid_update-31-may-2021.pdf?sfvrsn=32d0b8d6_4 <text:s/></text:p>
      <text:p text:style-name="Standard"/>
      <text:p text:style-name="Standard">We wish you all the best and stay safe during this <text:span text:style-name="T5">C</text:span>ovid outbreak.</text:p>
      <text:p text:style-name="Standard"/>
      <text:p text:style-name="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hmer OS System1" svg:font-family="'Khmer OS System'"/>
    <style:font-face style:name="Liberation Serif" svg:font-family="'Liberation Serif'" style:font-family-generic="roman" style:font-pitch="variable"/>
    <style:font-face style:name="Liberation Sans" svg:font-family="'Liberation Sans'" style:font-family-generic="swiss" style:font-pitch="variable"/>
    <style:font-face style:name="Khmer OS System" svg:font-family="'Khmer OS Syste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Khmer OS System" style:font-size-complex="12pt" style:language-complex="km" style:country-complex="KH"/>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Khmer OS System" style:font-size-complex="12pt" style:language-complex="km" style:country-complex="K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Khmer OS System" style:font-family-complex="'Khmer OS Syste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Khmer OS System1" style:font-family-complex="'Khmer OS Syste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Khmer OS System1" style:font-family-complex="'Khmer OS Syste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Khmer OS System1" style:font-family-complex="'Khmer OS System'"/>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1T10:42:30.909863957</meta:creation-date>
    <dc:date>2021-08-11T15:49:43.357852703</dc:date>
    <meta:editing-duration>PT48M36S</meta:editing-duration>
    <meta:editing-cycles>1</meta:editing-cycles>
    <meta:document-statistic meta:table-count="0" meta:image-count="0" meta:object-count="0" meta:page-count="4" meta:paragraph-count="59" meta:word-count="493" meta:character-count="5715" meta:non-whitespace-character-count="3069"/>
    <meta:generator>LibreOffice/7.1.4.2$Linux_X86_64 LibreOffice_project/a529a4fab45b75fefc5b6226684193eb000654f6</meta:generator>
  </office:meta>
</office:document-meta>
</file>